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200000002045F7C953.png" manifest:media-type=""/>
  <manifest:file-entry manifest:full-path="Pictures/1000000000000106000000C03512993B.jpg" manifest:media-type=""/>
  <manifest:file-entry manifest:full-path="Pictures/100002010000033300000270569BF108.png" manifest:media-type=""/>
  <manifest:file-entry manifest:full-path="Pictures/100002010000002000000020AF596F18.png" manifest:media-type=""/>
  <manifest:file-entry manifest:full-path="Pictures/1000020100000194000000B9026A341A.png" manifest:media-type=""/>
  <manifest:file-entry manifest:full-path="Pictures/10000000000000E1000000E1AA74780E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1" svg:font-family="'Droid Sans Mono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Mono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cc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draw:stroke="none" svg:stroke-color="#000000" draw:fill="none" draw:fill-color="#ffffff" fo:min-height="1.6cm"/>
    </style:style>
    <style:style style:name="gr4" style:family="graphic" style:parent-style-name="objectwithoutfill">
      <style:graphic-properties svg:stroke-width="0.2cm" svg:stroke-color="#000080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2.6cm"/>
    </style:style>
    <style:style style:name="gr7" style:family="graphic" style:parent-style-name="standard">
      <style:graphic-properties svg:stroke-color="#c5000b" draw:fill="solid" draw:fill-color="#ff8d00" draw:opacity="50%" draw:textarea-horizontal-align="justify" draw:textarea-vertical-align="middle" draw:auto-grow-height="false" draw:shadow="hidden" draw:shadow-opacity="50%"/>
    </style:style>
    <style:style style:name="gr8" style:family="graphic" style:parent-style-name="standard">
      <style:graphic-properties draw:stroke="none" svg:stroke-color="#000000" draw:fill="none" draw:fill-color="#ffffff" fo:min-height="1.348cm"/>
    </style:style>
    <style:style style:name="gr9" style:family="graphic" style:parent-style-name="standard">
      <style:graphic-properties draw:stroke="none" svg:stroke-color="#000000" draw:fill="none" draw:fill-color="#ffffff" fo:min-height="1.7cm"/>
    </style:style>
    <style:style style:name="gr10" style:family="graphic" style:parent-style-name="objectwithoutfill">
      <style:graphic-properties svg:stroke-width="0.2cm" svg:stroke-color="#ff0000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11" style:family="graphic" style:parent-style-name="objectwithoutfill">
      <style:graphic-properties svg:stroke-width="0.2cm" svg:stroke-color="#000080" draw:marker-start-width="0.5cm" draw:marker-end-width="0.5cm" draw:fill="none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text-properties fo:color="#ffffff" style:font-name="Droid Sans Mono1" fo:font-size="28pt" fo:font-weight="bold" style:font-size-asian="28pt" style:font-weight-asian="bold" style:font-size-complex="2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ff" style:font-name="Droid Sans Mono1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1.6cm" svg:height="1.5cm" svg:x="1.1cm" svg:y="4.9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line draw:style-name="gr2" draw:text-style-name="P1" draw:layer="layout" svg:x1="1.9cm" svg:y1="6.4cm" svg:x2="1.9cm" svg:y2="7.8cm">
            <text:p/>
          </draw:line>
          <draw:line draw:style-name="gr2" draw:text-style-name="P1" draw:layer="layout" svg:x1="1.9cm" svg:y1="7.6cm" svg:x2="1.3cm" svg:y2="9.3cm">
            <text:p/>
          </draw:line>
          <draw:line draw:style-name="gr2" draw:text-style-name="P1" draw:layer="layout" svg:x1="1.9cm" svg:y1="7.7cm" svg:x2="2.5cm" svg:y2="9.3cm">
            <text:p/>
          </draw:line>
          <draw:line draw:style-name="gr2" draw:text-style-name="P1" draw:layer="layout" svg:x1="0.9cm" svg:y1="7.1cm" svg:x2="3cm" svg:y2="7.1cm">
            <text:p/>
          </draw:line>
        </draw:g>
        <draw:frame draw:style-name="gr3" draw:text-style-name="P1" draw:layer="layout" svg:width="4.1cm" svg:height="2.384cm" svg:x="0cm" svg:y="2.35cm">
          <draw:text-box>
            <text:p text:style-name="P1"><text:span text:style-name="T1">Dowload</text:span> and <text:span text:style-name="T1">Unpack</text:span> </text:p>
            <text:p text:style-name="P1">the plugin</text:p>
          </draw:text-box>
        </draw:frame>
        <draw:line draw:style-name="gr4" draw:text-style-name="P1" draw:layer="layout" svg:x1="3.8cm" svg:y1="7.1cm" svg:x2="5.8cm" svg:y2="7.1cm">
          <text:p/>
        </draw:line>
        <draw:frame draw:style-name="gr5" draw:text-style-name="P1" draw:layer="layout" svg:width="3.316cm" svg:height="4.156cm" svg:x="6.284cm" svg:y="5.1cm">
          <draw:image xlink:href="Pictures/10000000000000E1000000E1AA74780E.jpg" xlink:type="simple" xlink:show="embed" xlink:actuate="onLoad">
            <text:p/>
          </draw:image>
        </draw:frame>
        <draw:frame draw:style-name="gr6" draw:text-style-name="P1" draw:layer="layout" svg:width="4.8cm" svg:height="2.85cm" svg:x="5.6cm" svg:y="2.6cm">
          <draw:text-box>
            <text:p text:style-name="P1">Execute</text:p>
            <text:p text:style-name="P1">SPPAS</text:p>
          </draw:text-box>
        </draw:frame>
        <draw:frame draw:style-name="gr5" draw:text-style-name="P1" draw:layer="layout" svg:width="1.127cm" svg:height="1.127cm" svg:x="7.373cm" svg:y="5.873cm">
          <draw:image xlink:href="Pictures/100002010000002000000020AF596F18.png" xlink:type="simple" xlink:show="embed" xlink:actuate="onLoad">
            <text:p/>
          </draw:image>
        </draw:frame>
        <draw:line draw:style-name="gr4" draw:text-style-name="P1" draw:layer="layout" svg:x1="10.4cm" svg:y1="7.1cm" svg:x2="12.4cm" svg:y2="7.1cm">
          <text:p/>
        </draw:line>
        <draw:frame draw:style-name="gr3" draw:text-style-name="P1" draw:layer="layout" svg:width="5.7cm" svg:height="1.85cm" svg:x="12cm" svg:y="2.6cm">
          <draw:text-box>
            <text:p text:style-name="P1">Click on the </text:p>
            <text:p text:style-name="P1">« Plugin » icon</text:p>
          </draw:text-box>
        </draw:frame>
        <draw:frame draw:style-name="gr5" draw:text-style-name="P1" draw:layer="layout" svg:width="2.9cm" svg:height="2.6cm" svg:x="13.2cm" svg:y="5.6cm">
          <draw:image xlink:href="Pictures/10000201000000200000002045F7C953.png" xlink:type="simple" xlink:show="embed" xlink:actuate="onLoad">
            <text:p/>
          </draw:image>
        </draw:frame>
        <draw:line draw:style-name="gr4" draw:text-style-name="P1" draw:layer="layout" svg:x1="16.9cm" svg:y1="7.1cm" svg:x2="18.9cm" svg:y2="7.1cm">
          <text:p/>
        </draw:line>
        <draw:custom-shape draw:style-name="gr7" draw:text-style-name="P1" draw:layer="layout" svg:width="1.5cm" svg:height="1.5cm" svg:x="1.2cm" svg:y="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1.1cm" svg:height="1.598cm" svg:x="1.4cm" svg:y="0.6cm">
          <draw:text-box>
            <text:p><text:span text:style-name="T2">1</text:span></text:p>
          </draw:text-box>
        </draw:frame>
        <draw:frame draw:style-name="gr9" draw:text-style-name="P1" draw:layer="layout" svg:width="5.4cm" svg:height="1.95cm" svg:x="19.4cm" svg:y="2.5cm">
          <draw:text-box>
            <text:p text:style-name="P1">Indicate the</text:p>
            <text:p text:style-name="P1">plugin directory</text:p>
          </draw:text-box>
        </draw:frame>
        <draw:frame draw:style-name="gr5" draw:text-style-name="P1" draw:layer="layout" svg:width="5.184cm" svg:height="2.327cm" svg:x="19.616cm" svg:y="5.9cm">
          <draw:image xlink:href="Pictures/1000020100000194000000B9026A341A.png" xlink:type="simple" xlink:show="embed" xlink:actuate="onLoad">
            <text:p/>
          </draw:image>
        </draw:frame>
        <draw:line draw:style-name="gr4" draw:text-style-name="P1" draw:layer="layout" svg:x1="25.2cm" svg:y1="7.1cm" svg:x2="27.2cm" svg:y2="7.1cm">
          <text:p/>
        </draw:line>
        <draw:frame draw:style-name="gr5" draw:text-style-name="P1" draw:layer="layout" svg:width="5.523cm" svg:height="4.1cm" svg:x="34.3cm" svg:y="5cm">
          <draw:image xlink:href="Pictures/100002010000033300000270569BF108.png" xlink:type="simple" xlink:show="embed" xlink:actuate="onLoad">
            <text:p/>
          </draw:image>
        </draw:frame>
        <draw:line draw:style-name="gr4" draw:text-style-name="P1" draw:layer="layout" svg:x1="31.7cm" svg:y1="7.1cm" svg:x2="33.7cm" svg:y2="7.1cm">
          <text:p/>
        </draw:line>
        <draw:frame draw:style-name="gr9" draw:text-style-name="P1" draw:layer="layout" svg:width="5.4cm" svg:height="2.384cm" svg:x="26.4cm" svg:y="2.5cm">
          <draw:text-box>
            <text:p text:style-name="P1">Follow</text:p>
            <text:p text:style-name="P1">plugin</text:p>
            <text:p text:style-name="P1">instructions</text:p>
          </draw:text-box>
        </draw:frame>
        <draw:frame draw:style-name="gr9" draw:text-style-name="P1" draw:layer="layout" svg:width="5.4cm" svg:height="1.95cm" svg:x="34.5cm" svg:y="2.45cm">
          <draw:text-box>
            <text:p text:style-name="P1">New plugin</text:p>
          </draw:text-box>
        </draw:frame>
        <draw:line draw:style-name="gr10" draw:text-style-name="P1" draw:layer="layout" svg:x1="38.1cm" svg:y1="3.5cm" svg:x2="39.4cm" svg:y2="5.5cm">
          <text:p/>
        </draw:line>
        <draw:frame draw:style-name="gr5" draw:text-style-name="P1" draw:layer="layout" svg:width="3.331cm" svg:height="2.8cm" svg:x="27.569cm" svg:y="5.3cm">
          <draw:image xlink:href="Pictures/1000000000000106000000C03512993B.jpg" xlink:type="simple" xlink:show="embed" xlink:actuate="onLoad">
            <text:p/>
          </draw:image>
        </draw:frame>
        <draw:custom-shape draw:style-name="gr7" draw:text-style-name="P1" draw:layer="layout" svg:width="1.5cm" svg:height="1.5cm" svg:x="7.2cm" svg:y="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5cm" svg:height="1.5cm" svg:x="14cm" svg:y="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5cm" svg:height="1.5cm" svg:x="21.1cm" svg:y="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5cm" svg:height="1.5cm" svg:x="28.1cm" svg:y="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5cm" svg:height="1.5cm" svg:x="36.1cm" svg:y="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1.1cm" svg:height="1.598cm" svg:x="7.4cm" svg:y="0.6cm">
          <draw:text-box>
            <text:p><text:span text:style-name="T2">2</text:span></text:p>
          </draw:text-box>
        </draw:frame>
        <draw:frame draw:style-name="gr8" draw:text-style-name="P2" draw:layer="layout" svg:width="1.1cm" svg:height="1.598cm" svg:x="14.2cm" svg:y="0.6cm">
          <draw:text-box>
            <text:p><text:span text:style-name="T2">3</text:span></text:p>
          </draw:text-box>
        </draw:frame>
        <draw:frame draw:style-name="gr8" draw:text-style-name="P2" draw:layer="layout" svg:width="1.1cm" svg:height="1.598cm" svg:x="21.3cm" svg:y="0.6cm">
          <draw:text-box>
            <text:p><text:span text:style-name="T2">4</text:span></text:p>
          </draw:text-box>
        </draw:frame>
        <draw:frame draw:style-name="gr8" draw:text-style-name="P2" draw:layer="layout" svg:width="1.1cm" svg:height="1.598cm" svg:x="28.3cm" svg:y="0.6cm">
          <draw:text-box>
            <text:p><text:span text:style-name="T2">5</text:span></text:p>
          </draw:text-box>
        </draw:frame>
        <draw:frame draw:style-name="gr8" draw:text-style-name="P2" draw:layer="layout" svg:width="1.1cm" svg:height="1.598cm" svg:x="36.3cm" svg:y="0.6cm">
          <draw:text-box>
            <text:p><text:span text:style-name="T2">6</text:span></text:p>
          </draw:text-box>
        </draw:frame>
        <draw:line draw:style-name="gr4" draw:text-style-name="P1" draw:layer="layout" svg:x1="25.6cm" svg:y1="9cm" svg:x2="33.8cm" svg:y2="9cm">
          <text:p/>
        </draw:line>
        <draw:line draw:style-name="gr11" draw:text-style-name="P1" draw:layer="layout" svg:x1="25.7cm" svg:y1="7.1cm" svg:x2="25.7cm" svg:y2="8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roid Sans Mono1" svg:font-family="'Droid Sans Mono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Mono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0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igitte Bigi</meta:initial-creator>
    <meta:creation-date>2014-02-13T10:04:46.064328943</meta:creation-date>
    <dc:date>2014-02-14T15:35:08.719996516</dc:date>
    <dc:creator>Brigitte Bigi</dc:creator>
    <meta:editing-duration>PT54M38S</meta:editing-duration>
    <meta:editing-cycles>6</meta:editing-cycles>
    <meta:generator>LibreOffice/4.1.3.2$Linux_X86_64 LibreOffice_project/410$Build-2</meta:generator>
    <meta:document-statistic meta:object-count="38"/>
  </office:meta>
</office:document-meta>
</file>